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atrocinadores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lor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INN</text:p>
          </table:table-cell>
          <table:table-cell office:value-type="string" calcext:value-type="string">
            <text:p>Ouro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case</text:p>
          </table:table-cell>
          <table:table-cell office:value-type="string" calcext:value-type="string">
            <text:p>Ouro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tPromo</text:p>
          </table:table-cell>
          <table:table-cell office:value-type="string" calcext:value-type="string">
            <text:p>Ouro</text:p>
          </table:table-cell>
          <table:table-cell office:value-type="currency" office:currency="BRL" office:value="4000" calcext:value-type="currency">
            <text:p>R$ 4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4Biz</text:p>
          </table:table-cell>
          <table:table-cell office:value-type="string" calcext:value-type="string">
            <text:p>Prata</text:p>
          </table:table-cell>
          <table:table-cell office:value-type="currency" office:currency="BRL" office:value="3000" calcext:value-type="currency">
            <text:p>R$ 3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phos</text:p>
          </table:table-cell>
          <table:table-cell office:value-type="string" calcext:value-type="string">
            <text:p>Bronze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 Consulting</text:p>
          </table:table-cell>
          <table:table-cell office:value-type="string" calcext:value-type="string">
            <text:p>Bronze</text:p>
          </table:table-cell>
          <table:table-cell office:value-type="currency" office:currency="BRL" office:value="2000" calcext:value-type="currency">
            <text:p>R$ 2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Especial</text:p>
          </table:table-cell>
          <table:table-cell office:value-type="currency" office:currency="BRL" office:value="8863" calcext:value-type="currency">
            <text:p>R$ 8.863,00</text:p>
          </table:table-cell>
          <table:table-cell table:number-columns-repeated="2"/>
          <table:table-cell office:value-type="float" office:value="2.95" calcext:value-type="float">
            <text:p>2,95</text:p>
          </table:table-cell>
          <table:table-cell office:value-type="float" office:value="3000" calcext:value-type="float">
            <text:p>3000</text:p>
          </table:table-cell>
          <table:table-cell table:formula="of:=[.G8]*[.F8]" office:value-type="float" office:value="8850" calcext:value-type="float">
            <text:p>8850</text:p>
          </table:table-cell>
        </table:table-row>
        <table:table-row table:style-name="ro1">
          <table:table-cell table:number-columns-repeated="2"/>
          <table:table-cell table:formula="of:=SUM([.C2:.C8])" office:value-type="currency" office:currency="BRL" office:value="27863" calcext:value-type="currency">
            <text:p>R$ 27.863,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ustas</text:p>
          </table:table-cell>
          <table:table-cell office:value-type="string" calcext:value-type="string">
            <text:p>Unidades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ffe</text:p>
          </table:table-cell>
          <table:table-cell office:value-type="float" office:value="400" calcext:value-type="float">
            <text:p>400</text:p>
          </table:table-cell>
          <table:table-cell office:value-type="currency" office:currency="BRL" office:value="7" calcext:value-type="currency">
            <text:p>R$ 7,00</text:p>
          </table:table-cell>
          <table:table-cell table:formula="of:=[.B14]*4*[.C14]" office:value-type="currency" office:currency="BRL" office:value="11200" calcext:value-type="currency">
            <text:p>R$ 11.2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isas Organização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24" calcext:value-type="currency">
            <text:p>R$ 24,00</text:p>
          </table:table-cell>
          <table:table-cell table:formula="of:=[.C15]*[.B15]" office:value-type="currency" office:currency="BRL" office:value="480" calcext:value-type="currency">
            <text:p>R$ 48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ução ( AB Traduções)</text:p>
          </table:table-cell>
          <table:table-cell/>
          <table:table-cell table:style-name="Default"/>
          <table:table-cell office:value-type="currency" office:currency="BRL" office:value="2900" calcext:value-type="currency">
            <text:p>R$ 2.900,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22:44:23.2078313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</meta:initial-creator>
    <meta:creation-date>2013-10-09T01:16:50</meta:creation-date>
    <dc:date>2015-05-09T22:44:55.169212641</dc:date>
    <meta:editing-duration>PT1H13M59S</meta:editing-duration>
    <meta:editing-cycles>14</meta:editing-cycles>
    <meta:generator>LibreOffice/4.2.8.2$Linux_X86_64 LibreOffice_project/420m0$Build-2</meta:generator>
    <meta:document-statistic meta:table-count="1" meta:cell-count="42" meta:object-count="0"/>
  </office:meta>
</office:document-meta>
</file>